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0.958cm"/>
    </style:style>
    <style:style style:name="co6" style:family="table-column">
      <style:table-column-properties fo:break-before="auto" style:column-width="2.221cm"/>
    </style:style>
    <style:style style:name="co7" style:family="table-column">
      <style:table-column-properties fo:break-before="auto" style:column-width="3.60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janvier">
      <style:table-properties table:display="true" style:writing-mode="lr-tb"/>
    </style:style>
    <style:style style:name="ta2" style:family="table" style:master-page-name="PageStyle_5f_Année">
      <style:table-properties table:display="true" style:writing-mode="lr-tb"/>
    </style:style>
    <number:number-style style:name="N5002" number:language="fr" number:country="FR">
      <number:number number:decimal-places="2" number:min-integer-digits="1"/>
    </number:number-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order-bottom="0.035cm solid #000000" fo:background-color="#cc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Excel_20_Built-in_20_Normal">
      <style:table-cell-properties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style:diagonal-bl-tr="none" style:diagonal-tl-br="none" fo:border-left="none" fo:border-right="none" fo:border-top="0.035cm solid #000000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02cm solid #000000" style:diagonal-bl-tr="none" style:diagonal-tl-br="none" fo:border-left="0.035cm solid #000000" fo:border-right="none" fo:border-top="0.035cm solid #000000"/>
    </style:style>
    <style:style style:name="ce9" style:family="table-cell" style:parent-style-name="Excel_20_Built-in_20_Normal">
      <style:table-cell-properties fo:background-color="#ffff00" fo:border="none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Excel_20_Built-in_20_Normal">
      <style:table-cell-properties fo:background-color="#ffffff" style:diagonal-bl-tr="none" style:diagonal-tl-br="none" fo:border="non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Excel_20_Built-in_20_Normal" style:data-style-name="N503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 style:data-style-name="N108"/>
    <style:style style:name="ce21" style:family="table-cell" style:parent-style-name="Excel_20_Built-in_20_Normal" style:data-style-name="N5002"/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i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01" table:default-cell-style-name="Excel_20_Built-in_20_Normal"/>
        <table:table-column table:style-name="co6" table:number-columns-repeated="18" table:default-cell-style-name="Default"/>
        <table:table-row table:style-name="ro1">
          <table:table-cell table:style-name="ce1" office:value-type="string">
            <text:p>Nom famille enfant</text:p>
          </table:table-cell>
          <table:table-cell table:style-name="ce3" office:value-type="string">
            <text:p>Enfant</text:p>
          </table:table-cell>
          <table:table-cell table:style-name="ce5" office:value-type="string">
            <text:p>&lt;jour&gt;</text:p>
          </table:table-cell>
          <table:table-cell table:style-name="ce7" office:value-type="string">
            <text:p>Total hres</text:p>
            <text:p>présence/</text:p>
            <text:p>enfant</text:p>
          </table:table-cell>
          <table:table-cell/>
          <table:table-cell table:style-name="ce10" office:value-type="string">
            <text:p>Nbre d'heures </text:p>
            <text:p>réelles</text:p>
            <text:p>d'ouverture</text:p>
          </table:table-cell>
          <table:table-cell table:style-name="ce12" office:value-type="string">
            <text:p>Nbre de jours d'ouverture</text:p>
          </table:table-cell>
          <table:table-cell table:style-name="ce10" office:value-type="string">
            <text:p>Nbre de </text:p>
            <text:p>demi-journée d'ouvertur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&lt;NOM&gt;</text:p>
          </table:table-cell>
          <table:table-cell table:style-name="ce4" office:value-type="string">
            <text:p>&lt;prenom&gt;</text:p>
          </table:table-cell>
          <table:table-cell table:style-name="ce6" office:value-type="string">
            <text:p>&lt;heures&gt;</text:p>
          </table:table-cell>
          <table:table-cell table:style-name="ce8" table:formula="of:=SUM([.C2:.C2])" office:value-type="float" office:value="0">
            <text:p>0</text:p>
          </table:table-cell>
          <table:table-cell/>
          <table:table-cell table:style-name="ce11" table:formula="of:=((15*6)+(12*2))*[.G2]" office:value-type="float" office:value="0">
            <text:p>0</text:p>
          </table:table-cell>
          <table:table-cell table:style-name="ce13" table:formula="of:=COUNT([.C1:.C1])" office:value-type="float" office:value="0">
            <text:p>0</text:p>
          </table:table-cell>
          <table:table-cell table:style-name="ce11" table:formula="of:=[.G2]*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formula="of:=SUM([.C2:.C2])" office:value-type="float" office:value="0">
            <text:p>0</text:p>
          </table:table-cell>
          <table:table-cell table:style-name="ce9" table:formula="of:=SUM([.C3:.C3])" office:value-type="float" office:value="0">
            <text:p>0</text:p>
          </table:table-cell>
          <table:table-cell table:number-columns-repeated="1020"/>
        </table:table-row>
        <table:table-row table:style-name="ro2" table:number-rows-repeated="65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4" office:value-type="string">
            <text:p>Nom famille enfant</text:p>
          </table:table-cell>
          <table:table-cell table:style-name="ce3" office:value-type="string">
            <text:p>Enfant</text:p>
          </table:table-cell>
          <table:table-cell table:style-name="ce17" office:value-type="string">
            <text:p>Date de</text:p>
            <text:p>naissance</text:p>
          </table:table-cell>
          <table:table-cell table:style-name="ce3" office:value-type="string">
            <text:p>Commune</text:p>
          </table:table-cell>
          <table:table-cell table:style-name="ce22" office:value-type="string">
            <text:p>Total hres</text:p>
            <text:p>présence/</text:p>
            <text:p>enfant</text:p>
          </table:table-cell>
          <table:table-cell/>
          <table:table-cell table:style-name="ce10" office:value-type="string">
            <text:p>Nbre d'heures </text:p>
            <text:p>réelles</text:p>
            <text:p>d'ouverture</text:p>
          </table:table-cell>
          <table:table-cell table:style-name="ce12" office:value-type="string">
            <text:p>Nbre de jours d'ouverture</text:p>
          </table:table-cell>
          <table:table-cell table:style-name="ce10" office:value-type="string">
            <text:p>Nbre de </text:p>
            <text:p>demi-journée d'ouverture</text:p>
          </table:table-cell>
          <table:table-cell table:style-name="ce23" office:value-type="string">
            <text:p>Capacité d'accueil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&lt;NOM&gt;</text:p>
          </table:table-cell>
          <table:table-cell table:style-name="ce4" office:value-type="string">
            <text:p>&lt;prenom&gt;</text:p>
          </table:table-cell>
          <table:table-cell table:style-name="ce18" office:value-type="string">
            <text:p>&lt;naissance&gt;</text:p>
          </table:table-cell>
          <table:table-cell table:style-name="ce4" office:value-type="string">
            <text:p>&lt;ville&gt;</text:p>
          </table:table-cell>
          <table:table-cell table:style-name="ce13" table:formula="of:=SUM()" office:value-type="float" office:value="0">
            <text:p>0</text:p>
          </table:table-cell>
          <table:table-cell/>
          <table:table-cell table:style-name="ce11" table:formula="of:=((15*6)+(12*2))*[.H2]" office:value-type="float" office:value="0">
            <text:p>#REF !</text:p>
          </table:table-cell>
          <table:table-cell table:style-name="ce13" table:formula="of:=SUM([$#REF !.V2];[$#REF !.R2];[$#REF !.T2];[$#REF !.O2];[$#REF !.T2];[$#REF !.V2];[$#REF !.U2];[$#REF !.R2];[$#REF !.V2];[$#REF !.P2])" office:value-type="float" office:value="0">
            <text:p>#REF !</text:p>
          </table:table-cell>
          <table:table-cell table:style-name="ce11" table:formula="of:=[.H2]*2" office:value-type="float" office:value="0">
            <text:p>#REF !</text:p>
          </table:table-cell>
          <table:table-cell table:style-name="ce24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style-name="ce15"/>
          <table:table-cell table:style-name="ce16" table:number-columns-repeated="3"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19" office:value-type="string" table:number-columns-spanned="2" table:number-rows-spanned="1">
            <text:p>TOTAL HRES REELLES</text:p>
          </table:table-cell>
          <table:covered-table-cell table:style-name="ce19"/>
          <table:table-cell table:style-name="ce11" table:formula="of:=SUM([$#REF !.S72];[$#REF !.O72];[$#REF !.Q72];[$#REF !.L72];[$#REF !.Q72];[$#REF !.S72])" office:value-type="float" office:value="0">
            <text:p>#REF !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aux d'occupation</text:p>
          </table:table-cell>
          <table:table-cell/>
          <table:table-cell table:style-name="ce20" table:formula="of:=[.E4]/[.G2]" office:value-type="float" office:value="0">
            <text:p>#REF !</text:p>
          </table:table-cell>
          <table:table-cell table:number-columns-repeated="1021"/>
        </table:table-row>
        <table:table-row table:style-name="ro3">
          <table:table-cell office:value-type="string">
            <text:p>Nbre de 1/2 journées réelles</text:p>
          </table:table-cell>
          <table:table-cell/>
          <table:table-cell table:style-name="ce21" table:formula="of:=[.J2]*[.I2]*[.C7]" office:value-type="float" office:value="0">
            <text:p>#REF !</text:p>
          </table:table-cell>
          <table:table-cell table:number-columns-repeated="1021"/>
        </table:table-row>
        <table:table-row table:style-name="ro4">
          <table:table-cell table:style-name="Default" table:number-columns-repeated="1024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13cm" fo:margin-bottom="0.762cm" fo:margin-left="0.457cm" fo:margin-right="0.48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2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vier" style:display-name="PageStyle_janv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évrier" style:display-name="PageStyle_févri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s" style:display-name="PageStyle_ma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vril" style:display-name="PageStyle_avr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in" style:display-name="PageStyle_ju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ptembre" style:display-name="PageStyle_septem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obre" style:display-name="PageStyle_octo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embre" style:display-name="PageStyle_novem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écembre" style:display-name="PageStyle_décem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" style:display-name="PageStyle_Anné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0-11-23T22:36:40.03</dc:date>
    <dc:creator>Bertrand Songis</dc:creator>
    <meta:editing-duration>PT02H52M58S</meta:editing-duration>
    <meta:editing-cycles>12</meta:editing-cycles>
    <meta:document-statistic meta:table-count="2" meta:cell-count="40" meta:object-count="0"/>
  </office:meta>
</office:document-meta>
</file>